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There is no other way to win. Thus us the only way. Through the hard road. You have to struggle through it. Or give up. And I do not want you to give up. especially because we have no reason to be here. None, except... Actually, everything. You can say 'none' all you want, but the truth is, it's our future that's at stakes. The person we want to be. Hey, Harmony, what kind of person do you want to be? The one who gave up, or the one who fought through? There's nothing wrong with giving up, it's hard after all. No one will blame. No one, except for myself, and every last one of our future selves who could have been but weren't. Yup, I'll be angry with you. I've been angry with you over this exact same reason in the past, I'll be angry with you again if you do it again. You can hide behind this thin veil called 'none' all you want, but the truth is, our future rides upon this. Not just today, oh no... Today's just an appetizer. How long can you last? No time? Or maybe, forever? Who knows what the future holds. We have no way to tell, at least not with confidence, but I sure as hell know that you're responsible for shaping it. Oops, language, forgive me. Harmony, it's on you. Don't underestimate any opponent. But don't overestimate them either. Don't allow them shots they normally shouldn't be able to throw at you. We underestimate no opponent, and we throw away pride and shame. Use any means at your disposition to win. Throw the kitchen sink if you have to, you have my permission, but give this everything you've got. If this were BUDS, in the past you'd have given in, time and again. In the past you would have never made it through basics. What about now? Now is the only time you've got. Will you give in now too? Oh, hell no. You'll fight, come what may. Through hell or high water, you will fight, you will struggle, beautifully and horrendously. With everything you've got. This situation is the one you wanted, because we believe it's the one we need. It's a situation where we can grow, because we're struggling. So struggle, struggle through this. Fight. Fight. Don't give up, ever. No matter what your head tells you, no matter what your body tells you, no matter what the world does, don't give up. Let's go. You got this. I know you do. I know you have it in you to win. I know you have it in you to push through this. We. Will. Win. Harmony, it's all on you. Harmony, you are my hope. You are my light, my only light. My future. Show me something.</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